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Georgia" svg:font-family="Georgia"/>
    <style:font-face style:name="Nachlieli CLM1" svg:font-family="'Nachlieli CLM'"/>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ve been thinking about money and economics a lot lately, among other things. Not so much personally, but in a general, macroeconomic way. It seems to me that the problem with money and the state of the economy is that there is a finite amount of stuff (arable land, water, oil, forests, fish, wildlife), but the number of people keeps increasing.</text:p>
      <text:p text:style-name="Standard">There is a finite amount of stuff, but the number of people keeps increasing. This means that every generation of people has less stuff available to them. One would expect, then, that the price of <text:span text:style-name="T1">things</text:span>, in general, would increase since they would be more scarce, demand would be higher... but this is not precisely what happens. In fact, some things are waaaay cheaper, especially adjusted for inflation. Cars. Food. Computers. Furniture.</text:p>
      <text:p text:style-name="Standard">Is this because of labor? Certainly, if more people are available to work, the price of labor goes down, and the number of things (value-added items) goes up, reducing the price/demand. It seems like the fewer people there are that work on a specific thing, the cheaper it is. Just think about the price difference between hand made furniture and factory made mass-produced stuff.</text:p>
      <text:p text:style-name="Standard">More on this later.</text:p>
      <text:p text:style-name="Standard"/>
      <text:p text:style-name="Standard"/>
      <text:p text:style-name="Standard">So, what's going on? Well, it turns out that money (does it really make the world go 'round? Surely Liza didn't <text:span text:style-name="T1">make that up?</text:span><text:span text:style-name="T2">), or rather, the supply of it, is fairly tightly controlled in such a way that inflation and long term interest rates are closely matched, so that large, long term money-lenders </text:span><text:span text:style-name="T1">do not lose money</text:span><text:span text:style-name="T2"> when the funds that are paid back in years later for loans are not worth quite as much as the funds that were originally paid out, due to inflation (in fact, they gain money). The theory being that those long term loans, and the capital improvements in manufacturing and housing development that they finance, are the key to keeping the economy healthy. As long as the economy is healthy the “amount of people/amount of stuff/prices” equation is supposed to stay within some kind of reasonable bounds, such that everybody gets to eat, and everyone gets at least a little stuff (enough to keep them happy...). (There are other issues, here, that I am not looking at, mostly dealing with assuming a normal distribution of capital in society, when capital ownership is actually highly skewed.)</text:span></text:p>
      <text:p text:style-name="Standard"><text:span text:style-name="T2">Back to the original problem: There is a finite amount of stuff, but the number of people keeps increasing. It seems obvious to me that </text:span><text:span text:style-name="T1">this</text:span><text:span text:style-name="T2"> problem, at least, is self limiting. Eventually, catastrophic events (think disease, war, natural disaster) tend to limit population growth. Sometimes, people have the sense to limit their own population growth. Rarely. We, as a world population, rely on the ingenuity of some of our population to continue feeding, clothing, and otherwise providing us with stuff. I think this is a version of the old perpetual motion machine con-game. Perpetual motion is not possible. We can only take as much stuff out of a system as we put in – wait. We can take out a little </text:span><text:span text:style-name="T1">less</text:span><text:span text:style-name="T2"> than we put in, due to entropy. This is the only way the system can sustain itself.</text:span></text:p>
      <text:p text:style-name="Standard"><text:span text:style-name="T2">The real original problem becomes a </text:span><text:span text:style-name="T1">problem</text:span><text:span text:style-name="T2"> when the money supply equation, which is based on an infinitely large system (those of you who remember your differential equations would do well to remember the limit definition of an integral here), is applied to a finite system, like our planet. The “solution set” to the money supply equation, which is assumed in classical macroeconomics to be an infinite set, is actually an empty set when applied to most finite systems. This means that the money supply equation of the status quo is guaranteed to break down. More on this, later. Maybe.</text:span></text:p>
      <text:p text:style-name="Standard"><text:span text:style-name="T2"/></text:p>
      <text:p text:style-name="Standard"><text:span text:style-name="T2"/></text:p>
      <text:p text:style-name="Standard"><text:span text:style-name="T2"/></text:p>
      <text:p text:style-name="Standard"><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Georgia" svg:font-family="Georgia"/>
    <style:font-face style:name="Nachlieli CLM1" svg:font-family="'Nachlieli CLM'"/>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DejaVu Sans" style:font-size-asian="10.5pt" style:language-asian="zxx" style:country-asian="none" style:font-name-complex="Nachlieli CLM" style:font-size-complex="12pt" style:language-complex="he" style:country-complex="IL" fo:hyphenate="false" fo:hyphenation-remain-char-count="9" fo:hyphenation-push-char-count="9"/>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Georgia" fo:font-size="14pt" style:font-name-asian="DejaVu Sans" style:font-size-asian="14pt" style:font-name-complex="Nachlieli CL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eorgia"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Georgia" style:font-size-asian="12pt" style:font-name-complex="Nachlieli CLM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5-26T11:40:12</meta:creation-date>
    <dc:date>2010-05-28T14:07:54</dc:date>
    <meta:editing-cycles>4</meta:editing-cycles>
    <meta:editing-duration>PT2H0M6S</meta:editing-duration>
    <meta:user-defined meta:name="Info 1"/>
    <meta:user-defined meta:name="Info 2"/>
    <meta:user-defined meta:name="Info 3"/>
    <meta:user-defined meta:name="Info 4"/>
    <meta:document-statistic meta:table-count="0" meta:image-count="0" meta:object-count="0" meta:page-count="2" meta:paragraph-count="7" meta:word-count="639" meta:character-count="3680"/>
  </office:meta>
</office:document-meta>
</file>